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98ff6" officeooo:paragraph-rsid="00098ff6"/>
    </style:style>
    <style:style style:name="P2" style:family="paragraph" style:parent-style-name="Heading_20_3">
      <style:text-properties officeooo:rsid="00098ff6" officeooo:paragraph-rsid="00098ff6"/>
    </style:style>
    <style:style style:name="P3" style:family="paragraph" style:parent-style-name="Text_20_body">
      <style:text-properties officeooo:rsid="00098ff6" officeooo:paragraph-rsid="00098ff6"/>
    </style:style>
    <style:style style:name="P4" style:family="paragraph" style:parent-style-name="Title">
      <style:text-properties officeooo:rsid="00098ff6" officeooo:paragraph-rsid="00098ff6"/>
    </style:style>
    <style:style style:name="T1" style:family="text">
      <style:text-properties officeooo:rsid="00098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riculum Vitae</text:p>
      <text:p text:style-name="P3"/>
      <text:p text:style-name="P3">Tengo estudios en GS en Desarrollo de aplicaciones multiplataforma con 6 meses de experiencia como programador con node.js, html/css y typescript. Tengo un nivell de ingles medio y me caracterizo por una gran capacidad de aprendizaje, pensamiento analitico y de proactividad. Estoy interesado en continuar desarrollando como programador full stack mientras me formo como ingeniero de datos.</text:p>
      <text:h text:style-name="P1" text:outline-level="1">Formación</text:h>
      <text:h text:style-name="Heading_20_2" text:outline-level="2">Formación Academica</text:h>
      <text:h text:style-name="Heading_20_3" text:outline-level="3"><text:span text:style-name="T1">FP de grado</text:span> superior Aplicaciones multiplataforma</text:h>
      <text:h text:style-name="P2" text:outline-level="3">FP de grado medio Microinformatica y redes</text:h>
      <text:h text:style-name="Heading_20_2" text:outline-level="2">Formación complementaria</text:h>
      <text:h text:style-name="Heading_20_3" text:outline-level="3">Curso iniciacion Github (12h)</text:h>
      <text:h text:style-name="Heading_20_3" text:outline-level="3">Curso iniciacion R (16h)</text:h>
      <text:h text:style-name="Heading_20_3" text:outline-level="3">Curso iniciacion ciberseguridad con BlockChain (4h)</text:h>
      <text:p text:style-name="Text_20_body"/>
      <text:h text:style-name="P1" text:outline-level="1">Experiencia profesional</text:h>
      <text:p text:style-name="P3">(2022-2023)</text:p>
      <text:p text:style-name="P3">Jortilles SL (Practicas)</text:p>
      <text:p text:style-name="P3">Desarrollo Frontend y backend con node.js, moongose, javascript, html, css, pug, javascript</text:p>
      <text:p text:style-name="P3"/>
      <text:p text:style-name="P3">(2020-2021)</text:p>
      <text:p text:style-name="P3">Datasystem Megastore (Practicas)</text:p>
      <text:p text:style-name="P3"/>
      <text:h text:style-name="P1" text:outline-level="1">Competencias TIC</text:h>
      <text:p text:style-name="P3">Html/css</text:p>
      <text:p text:style-name="P3">Javascript</text:p>
      <text:p text:style-name="P3"><text:soft-page-break/>Typescrypt</text:p>
      <text:p text:style-name="P3">node.js</text:p>
      <text:p text:style-name="P3">Moongose</text:p>
      <text:p text:style-name="P3">SQL</text:p>
      <text:p text:style-name="P3">R</text:p>
      <text:p text:style-name="P3">GIT</text:p>
      <text:p text:style-name="P3">GITHUB</text:p>
      <text:p text:style-name="P3">Java</text:p>
      <text:p text:style-name="P3">Bootsrap</text:p>
      <text:p text:style-name="P3"/>
      <text:h text:style-name="P1" text:outline-level="1">Idiomas</text:h>
      <text:p text:style-name="P3">Castellano (nativo)</text:p>
      <text:p text:style-name="P3">Catalan (nativo)</text:p>
      <text:p text:style-name="P3">Ingles(medio)</text:p>
      <text:p text:style-name="P3">Aleman</text:p>
      <text:p text:style-name="P3"/>
      <text:h text:style-name="P1" text:outline-level="1">Competencias Profesionales</text:h>
      <text:p text:style-name="P3">Pensamiento analitico</text:p>
      <text:p text:style-name="P3">Ejemplo: Analizo en tiempo real los pasos que tiene que hacer mis algoritmos para el resultado final</text:p>
      <text:p text:style-name="P3">Proactividad</text:p>
      <text:p text:style-name="P3">Orientacion al cliente</text:p>
      <text:p text:style-name="P3">Capacidad de planificacion y organizacion</text:p>
      <text:p text:style-name="P3">Capacidad de aprendizaje</text:p>
      <text:p text:style-name="P3">Capacidad de resolucion de problemas</text:p>
      <text:p text:style-name="P3"/>
      <text:h text:style-name="P1" text:outline-level="1">Otros datos de interès</text:h>
      <text:p text:style-name="P3">Disponibilidad geografica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1:18:10.576000000</meta:creation-date>
    <dc:date>2023-05-10T22:48:45.765000000</dc:date>
    <meta:editing-duration>PT1H30M35S</meta:editing-duration>
    <meta:editing-cycles>1</meta:editing-cycles>
    <meta:document-statistic meta:table-count="0" meta:image-count="0" meta:object-count="0" meta:page-count="2" meta:paragraph-count="43" meta:word-count="177" meta:character-count="1319" meta:non-whitespace-character-count="1185"/>
    <meta:generator>LibreOffice/7.5.3.2$Windows_X86_64 LibreOffice_project/9f56dff12ba03b9acd7730a5a481eea045e468f3</meta:generator>
  </office:meta>
</office:document-meta>
</file>